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fc3" officeooo:paragraph-rsid="000e2f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a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4:19:06.916980043</meta:creation-date>
    <dc:date>2019-01-29T14:19:28.129976102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1.4.2$Linux_X86_64 LibreOffice_project/edc26d7faf41e406360d34efe1e39fe03035f7b0</meta:generator>
  </office:meta>
</office:document-meta>
</file>